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32"/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49.24pt" svg:y="190.32pt">
            <draw:object draw:notify-on-update-of-ranges="Sheet1.P7:Sheet1.P10 Sheet1.Q6:Sheet1.Q6 Sheet1.Q7:Sheet1.Q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Unmod Mediat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51" calcext:value-type="float">
            <text:p>38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723" calcext:value-type="float">
            <text:p>37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.4" calcext:value-type="float">
            <text:p>6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3.3" calcext:value-type="float">
            <text:p>4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59" calcext:value-type="float">
            <text:p>38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986" calcext:value-type="float">
            <text:p>398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4" calcext:value-type="float">
            <text:p>40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889" calcext:value-type="float">
            <text:p>388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/>
          <table:table-cell table:style-name="ce3" office:value-type="string" calcext:value-type="string">
            <text:p>Mods</text:p>
          </table:table-cell>
          <table:table-cell table:style-name="ce5" office:value-type="string" calcext:value-type="string">
            <text:p>Velocity (fps)</text:p>
          </table:table-cell>
          <table:table-cell table:style-name="ce5" office:value-type="string" calcext:value-type="string">
            <text:p>% increase vs. stock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770" calcext:value-type="float">
            <text:p>377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7" calcext:value-type="float">
            <text:p>6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Stock</text:p>
          </table:table-cell>
          <table:table-cell table:style-name="ce6" office:value-type="float" office:value="60.4" calcext:value-type="float">
            <text:p>60.4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number-columns-repeated="6"/>
          <table:table-cell table:style-name="ce1" table:formula="of:=AVERAGE([.G2:.G7])" office:value-type="float" office:value="61.4333333333333" calcext:value-type="float">
            <text:p>61.4</text:p>
          </table:table-cell>
          <table:table-cell table:number-columns-repeated="8"/>
          <table:table-cell table:style-name="ce4" office:value-type="string" calcext:value-type="string">
            <text:p>AR Removed</text:p>
          </table:table-cell>
          <table:table-cell table:style-name="ce6" office:value-type="float" office:value="72.95" calcext:value-type="float">
            <text:p>73.0</text:p>
          </table:table-cell>
          <table:table-cell table:style-name="ce9" table:formula="of:=([.Q8]-[.Q7])/60.4" office:value-type="percentage" office:value="0.207781456953642" calcext:value-type="percentage">
            <text:p>20.8%</text:p>
          </table:table-cell>
        </table:table-row>
        <table:table-row table:style-name="ro1">
          <table:table-cell office:value-type="string" calcext:value-type="string">
            <text:p>Lubed</text:p>
          </table:table-cell>
          <table:table-cell table:number-columns-repeated="14"/>
          <table:table-cell table:style-name="ce4" office:value-type="string" calcext:value-type="string">
            <text:p>7Kg Spring</text:p>
          </table:table-cell>
          <table:table-cell table:style-name="ce6" office:value-type="float" office:value="76.4" calcext:value-type="float">
            <text:p>76.4</text:p>
          </table:table-cell>
          <table:table-cell table:style-name="ce9" table:formula="of:=([.Q9]-[.Q$7])/60.4" office:value-type="percentage" office:value="0.264900662251656" calcext:value-type="percentage">
            <text:p>26.5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157" calcext:value-type="float">
            <text:p>415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8" calcext:value-type="float">
            <text:p>56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7" calcext:value-type="float">
            <text:p>38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AR + spring</text:p>
          </table:table-cell>
          <table:table-cell table:style-name="ce7" office:value-type="float" office:value="107.6" calcext:value-type="float">
            <text:p>108</text:p>
          </table:table-cell>
          <table:table-cell table:style-name="ce9" table:formula="of:=([.Q10]-[.Q$7])/60.4" office:value-type="percentage" office:value="0.781456953642384" calcext:value-type="percentage">
            <text:p>78.1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88" calcext:value-type="float">
            <text:p>38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60" calcext:value-type="float">
            <text:p>3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876" calcext:value-type="float">
            <text:p>387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054" calcext:value-type="float">
            <text:p>405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868" calcext:value-type="float">
            <text:p>38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11:.G15])" office:value-type="float" office:value="60.46" calcext:value-type="float">
            <text:p>60.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vy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4338" calcext:value-type="float">
            <text:p>433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1691045" calcext:value-type="float">
            <text:p>169104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1695559" calcext:value-type="float">
            <text:p>16955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4294" calcext:value-type="float">
            <text:p>429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4006" calcext:value-type="float">
            <text:p>400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4</text:p>
          </table:table-cell>
          <table:table-cell/>
          <table:table-cell office:value-type="float" office:value="3975" calcext:value-type="float">
            <text:p>397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5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remov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78" calcext:value-type="float">
            <text:p>307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7" calcext:value-type="float">
            <text:p>76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48" calcext:value-type="float">
            <text:p>32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30" calcext:value-type="float">
            <text:p>343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9" calcext:value-type="float">
            <text:p>68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21" calcext:value-type="float">
            <text:p>312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7" calcext:value-type="float">
            <text:p>75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27:.G32])" office:value-type="float" office:value="72.95" calcext:value-type="float">
            <text:p>72.95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7kg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82" calcext:value-type="float">
            <text:p>318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2" calcext:value-type="float">
            <text:p>7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104" calcext:value-type="float">
            <text:p>31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1" calcext:value-type="float">
            <text:p>7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9" calcext:value-type="float">
            <text:p>51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7" calcext:value-type="float">
            <text:p>5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259" calcext:value-type="float">
            <text:p>32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36:.G41])" office:value-type="float" office:value="76.4166666666667" calcext:value-type="float">
            <text:p>76.41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+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9" calcext:value-type="float">
            <text:p>316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3" calcext:value-type="float">
            <text:p>328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90" calcext:value-type="float">
            <text:p>339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7" calcext:value-type="float">
            <text:p>69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04" calcext:value-type="float">
            <text:p>34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4" calcext:value-type="float">
            <text:p>6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3" calcext:value-type="float">
            <text:p>47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368" calcext:value-type="float">
            <text:p>33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45:.G50])" office:value-type="float" office:value="71.0833333333333" calcext:value-type="float">
            <text:p>71.0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 +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7.3" calcext:value-type="float">
            <text:p>11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5.7" calcext:value-type="float">
            <text:p>35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3" calcext:value-type="float">
            <text:p>7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1.9" calcext:value-type="float">
            <text:p>111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53:.G58])" office:value-type="float" office:value="107.666666666667" calcext:value-type="float">
            <text:p>107.6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Plunger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613" calcext:value-type="float">
            <text:p>261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.7" calcext:value-type="float">
            <text:p>10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4.8" calcext:value-type="float">
            <text:p>104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291" calcext:value-type="float">
            <text:p>22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3.1" calcext:value-type="float">
            <text:p>10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1.6" calcext:value-type="float">
            <text:p>91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62:.G67])" office:value-type="float" office:value="99.1" calcext:value-type="float">
            <text:p>99.1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Hammersho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536" calcext:value-type="float">
            <text:p>35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3448" calcext:value-type="float">
            <text:p>3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1.6" calcext:value-type="float">
            <text:p>71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3424" calcext:value-type="float">
            <text:p>34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:.G8])" office:value-type="float" office:value="69.88" calcext:value-type="float">
            <text:p>69.88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isrupto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764" calcext:value-type="float">
            <text:p>27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36" calcext:value-type="float">
            <text:p>30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8" calcext:value-type="float">
            <text:p>77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864" calcext:value-type="float">
            <text:p>28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2" calcext:value-type="float">
            <text:p>56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12:.G16])" office:value-type="float" office:value="81.4" calcext:value-type="float">
            <text:p>81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yan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08" calcext:value-type="float">
            <text:p>300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872" calcext:value-type="float">
            <text:p>28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9.2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1" calcext:value-type="float">
            <text:p>73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7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8" calcext:value-type="float">
            <text:p>49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72" calcext:value-type="float">
            <text:p>29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1:.G25])" office:value-type="float" office:value="78.4" calcext:value-type="float">
            <text:p>78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5x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268" calcext:value-type="float">
            <text:p>32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3" calcext:value-type="float">
            <text:p>72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3" calcext:value-type="float">
            <text:p>49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916" calcext:value-type="float">
            <text:p>39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3" calcext:value-type="float">
            <text:p>60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1" calcext:value-type="float">
            <text:p>41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7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8" calcext:value-type="float">
            <text:p>62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8" calcext:value-type="float">
            <text:p>42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9:.G33])" office:value-type="float" office:value="65.72" calcext:value-type="float">
            <text:p>65.7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44" calcext:value-type="float">
            <text:p>31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1" calcext:value-type="float">
            <text:p>75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7" calcext:value-type="float">
            <text:p>53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124" calcext:value-type="float">
            <text:p>31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2" calcext:value-type="float">
            <text:p>77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38:.G42])" office:value-type="float" office:value="76.76" calcext:value-type="float">
            <text:p>76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ruptor post remov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56" calcext:value-type="float">
            <text:p>30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7" calcext:value-type="float">
            <text:p>52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0" calcext:value-type="float">
            <text:p>32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52" calcext:value-type="float">
            <text:p>375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1</text:p>
          </table:table-cell>
          <table:table-cell office:value-type="string" calcext:value-type="string">
            <text:p>fps)</text:p>
          </table:table-cell>
          <table:table-cell/>
          <table:table-cell office:value-type="string" calcext:value-type="string">
            <text:p>1⸮Nerf</text:p>
          </table:table-cell>
          <table:table-cell office:value-type="string" calcext:value-type="string">
            <text:p>Chronos,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hot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396" calcext:value-type="float">
            <text:p>33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9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6:.G50])" office:value-type="float" office:value="71.42" calcext:value-type="float">
            <text:p>71.4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S with 2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209" calcext:value-type="float">
            <text:p>420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3" calcext:value-type="float">
            <text:p>38.3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417" calcext:value-type="float">
            <text:p>34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1" calcext:value-type="float">
            <text:p>69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1" calcext:value-type="float">
            <text:p>2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8" calcext:value-type="float">
            <text:p>37.8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220" calcext:value-type="float">
            <text:p>322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3492" calcext:value-type="float">
            <text:p>349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7.6" calcext:value-type="float">
            <text:p>6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9" calcext:value-type="float">
            <text:p>54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640" calcext:value-type="float">
            <text:p>36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4.9" calcext:value-type="float">
            <text:p>64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4707" calcext:value-type="float">
            <text:p>470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0.2" calcext:value-type="float">
            <text:p>50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G54:.G63])" office:value-type="float" office:value="61.03" calcext:value-type="float">
            <text:p>61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S with 2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73" calcext:value-type="float">
            <text:p>387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67" calcext:value-type="float">
            <text:p>306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358" calcext:value-type="float">
            <text:p>435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362" calcext:value-type="float">
            <text:p>336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4346" calcext:value-type="float">
            <text:p>43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4679" calcext:value-type="float">
            <text:p>467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3261" calcext:value-type="float">
            <text:p>326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4" calcext:value-type="float">
            <text:p>72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4.7" calcext:value-type="float">
            <text:p>6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1" calcext:value-type="float">
            <text:p>44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422" calcext:value-type="float">
            <text:p>342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4448" calcext:value-type="float">
            <text:p>4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.2" calcext:value-type="float">
            <text:p>36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table:formula="of:=AVERAGE([.G66:.G77])" office:value-type="float" office:value="63.5416666666667" calcext:value-type="float">
            <text:p>63.5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S with Dollar Store batteries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2.9" calcext:value-type="float">
            <text:p>52.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8.4" calcext:value-type="float">
            <text:p>38.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7.7" calcext:value-type="float">
            <text:p>37.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8.1" calcext:value-type="float">
            <text:p>28.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2.5" calcext:value-type="float">
            <text:p>32.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8.4" calcext:value-type="float">
            <text:p>38.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5.8" calcext:value-type="float">
            <text:p>35.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1.3" calcext:value-type="float">
            <text:p>41.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7" table:formula="of:=AVERAGE([.G81:.G90])" office:value-type="float" office:value="37.51" calcext:value-type="float">
            <text:p>37.5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20:57:25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9:22:45.794000000</meta:creation-date>
    <dc:date>2019-05-11T21:03:19.464000000</dc:date>
    <meta:editing-duration>PT4H38M34S</meta:editing-duration>
    <meta:editing-cycles>5</meta:editing-cycles>
    <meta:generator>LibreOffice/5.4.4.2$Windows_X86_64 LibreOffice_project/2524958677847fb3bb44820e40380acbe820f960</meta:generator>
    <meta:document-statistic meta:table-count="2" meta:cell-count="11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08cm" svg:y="4.201cm" style:legend-expansion="high" chart:style-name="ch2"/>
        <chart:plot-area chart:style-name="ch3" table:cell-range-address="Sheet1.P7:Sheet1.Q10 Sheet1.Q6:Sheet1.Q6" chart:data-source-has-labels="both" svg:x="0.32cm" svg:y="0.18cm" svg:width="12.568cm" svg:height="8.64cm">
          <chartooo:coordinate-region svg:x="1.418cm" svg:y="0.379cm" svg:width="11.47cm" svg:height="7.794cm"/>
          <chart:axis chart:dimension="x" chart:name="primary-x" chart:style-name="ch4" chartooo:axis-type="auto">
            <chartooo:date-scale/>
            <chart:categories table:cell-range-address="Sheet1.P7:Sheet1.P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7:Sheet1.Q10" chart:label-cell-address="Sheet1.Q6:Sheet1.Q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 (fps)</text:p>
                <draw:g>
                  <svg:desc>Sheet1.Q6:Sheet1.Q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ock</text:p>
                <draw:g>
                  <svg:desc>Sheet1.P7:Sheet1.P10</svg:desc>
                </draw:g>
              </table:table-cell>
              <table:table-cell office:value-type="float" office:value="60.4">
                <text:p>60.4</text:p>
                <draw:g>
                  <svg:desc>Sheet1.Q7:Sheet1.Q10</svg:desc>
                </draw:g>
              </table:table-cell>
            </table:table-row>
            <table:table-row>
              <table:table-cell office:value-type="string">
                <text:p>AR Removed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7Kg Spring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AR + spring</text:p>
              </table:table-cell>
              <table:table-cell office:value-type="float" office:value="107.6">
                <text:p>10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